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9AC09B8C6B94BC4.png" manifest:media-type="image/png"/>
  <manifest:file-entry manifest:full-path="Pictures/10000201000006400000038464F097D13056DEC7.png" manifest:media-type="image/png"/>
  <manifest:file-entry manifest:full-path="Pictures/1000020100000640000003840F5AD3AC218E96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1cf1e1" officeooo:paragraph-rsid="001cf1e1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cf1e1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HEAD</text:span></text:p>
      <text:p text:style-name="P1"><text:span text:style-name="T3"/></text:p>
      <text:p text:style-name="P1"><draw:frame draw:style-name="fr1" draw:name="Image1" text:anchor-type="paragraph" svg:width="16.898cm" svg:height="10.647cm" draw:z-index="0"><draw:image xlink:href="Pictures/10000201000006400000038464F097D13056DEC7.png" xlink:type="simple" xlink:show="embed" xlink:actuate="onLoad" loext:mime-type="image/png"/></draw:frame><text:span text:style-name="T3"/></text:p>
      <text:p text:style-name="P2"><text:span text:style-name="T2">TAIL</text:span></text:p>
      <text:p text:style-name="P2"><draw:frame draw:style-name="fr2" draw:name="Image2" text:anchor-type="paragraph" svg:x="0cm" svg:y="1.164cm" svg:width="16.898cm" svg:height="9.504cm" draw:z-index="1"><draw:image xlink:href="Pictures/1000020100000640000003840F5AD3AC218E9635.png" xlink:type="simple" xlink:show="embed" xlink:actuate="onLoad" loext:mime-type="image/png"/></draw:frame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>GREP</text:span></text:p>
      <text:p text:style-name="P2"><draw:frame draw:style-name="fr2" draw:name="Image3" text:anchor-type="paragraph" svg:x="0cm" svg:y="0.714cm" svg:width="16.898cm" svg:height="12.296cm" draw:z-index="2"><draw:image xlink:href="Pictures/10000201000006400000038429AC09B8C6B94BC4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>EXPR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20:30.098206396</meta:creation-date>
    <dc:date>2022-04-21T11:36:08.755714073</dc:date>
    <meta:editing-duration>PT15M39S</meta:editing-duration>
    <meta:editing-cycles>1</meta:editing-cycles>
    <meta:document-statistic meta:table-count="0" meta:image-count="3" meta:object-count="0" meta:page-count="2" meta:paragraph-count="4" meta:word-count="4" meta:character-count="17" meta:non-whitespace-character-count="16"/>
    <meta:generator>LibreOffice/6.0.7.3$Linux_X86_64 LibreOffice_project/00m0$Build-3</meta:generator>
  </office:meta>
</office:document-meta>
</file>